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27499"/>
    </style:style>
    <style:style style:name="P2" style:family="paragraph" style:parent-style-name="Preformatted_20_Text">
      <style:paragraph-properties fo:orphans="1" style:writing-mode="lr-tb"/>
      <style:text-properties officeooo:paragraph-rsid="00027499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27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from mpl_toolkits.mplot3d import Axes3D</text:span></text:p>
      <text:p text:style-name="P2"/>
      <text:p text:style-name="P2"><text:span text:style-name="Source_20_Text"># Create a 3D spiral visualization for the Collatz sequence across three cycles</text:span></text:p>
      <text:p text:style-name="P2"><text:span text:style-name="Source_20_Text">def spiral_wave(sequence):</text:span></text:p>
      <text:p text:style-name="P2"><text:span text:style-name="Source_20_Text"><text:s text:c="4"/>theta = np.linspace(0, 2 * np.pi * len(sequence), len(sequence)) <text:s/># Angular progression</text:span></text:p>
      <text:p text:style-name="P2"><text:span text:style-name="Source_20_Text"><text:s text:c="4"/>z = -np.linspace(0, len(sequence), len(sequence)) <text:s/># Vertical progression (downward spiral)</text:span></text:p>
      <text:p text:style-name="P2"><text:span text:style-name="Source_20_Text"><text:s text:c="4"/>r = [np.log2(num + 1) for num in sequence] <text:s/># Radius as energy amplitude</text:span></text:p>
      <text:p text:style-name="P2"><text:span text:style-name="Source_20_Text"><text:s text:c="4"/>x = r * np.cos(theta) <text:s/># X-coordinate in 3D</text:span></text:p>
      <text:p text:style-name="P2"><text:span text:style-name="Source_20_Text"><text:s text:c="4"/>y = r * np.sin(theta) <text:s/># Y-coordinate in 3D</text:span></text:p>
      <text:p text:style-name="P2"><text:span text:style-name="Source_20_Text"><text:s text:c="4"/>return x, y, z</text:span></text:p>
      <text:p text:style-name="P2"/>
      <text:p text:style-name="P2"><text:span text:style-name="Source_20_Text"># Generate the 3D spiral for three Collatz cycles</text:span></text:p>
      <text:p text:style-name="P2"><text:span text:style-name="Source_20_Text">x_spiral, y_spiral, z_spiral = spiral_wave(three_cycles_flat)</text:span></text:p>
      <text:p text:style-name="P2"/>
      <text:p text:style-name="P2"><text:span text:style-name="Source_20_Text"># Visualize the 3D spiral</text:span></text:p>
      <text:p text:style-name="P2"><text:span text:style-name="Source_20_Text">fig = plt.figure(figsize=(10, 8))</text:span></text:p>
      <text:p text:style-name="P2"><text:span text:style-name="Source_20_Text">ax = fig.add_subplot(111, projection='3d')</text:span></text:p>
      <text:p text:style-name="P2"><text:span text:style-name="Source_20_Text">ax.plot(x_spiral, y_spiral, z_spiral, color="blue", label="Energy Spiral (Collatz Sequence)")</text:span></text:p>
      <text:p text:style-name="P2"><text:span text:style-name="Source_20_Text">ax.scatter(x_spiral[0], y_spiral[0], z_spiral[0], color="red", label="Start (1)", s=100)</text:span></text:p>
      <text:p text:style-name="P2"><text:span text:style-name="Source_20_Text">ax.scatter(x_spiral[-1], y_spiral[-1], z_spiral[-1], color="green", label="End (Attractor)", s=100)</text:span></text:p>
      <text:p text:style-name="P2"/>
      <text:p text:style-name="P2"><text:span text:style-name="Source_20_Text"># Labeling and adjustments</text:span></text:p>
      <text:p text:style-name="P2"><text:span text:style-name="Source_20_Text">ax.set_title("Collatz Sequence as a 3D Spiral", fontsize=16)</text:span></text:p>
      <text:p text:style-name="P2"><text:span text:style-name="Source_20_Text">ax.set_xlabel("X (Wave Longitude)", fontsize=12)</text:span></text:p>
      <text:p text:style-name="P2"><text:span text:style-name="Source_20_Text">ax.set_ylabel("Y (Wave Latitude)", fontsize=12)</text:span></text:p>
      <text:p text:style-name="P2"><text:span text:style-name="Source_20_Text">ax.set_zlabel("Z (Cycle Progression)", fontsize=12)</text:span></text:p>
      <text:p text:style-name="P2"><text:span text:style-name="Source_20_Text">ax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4:59.876553624</meta:creation-date>
    <dc:date>2025-01-13T23:56:00.340768135</dc:date>
    <meta:editing-duration>PT1M1S</meta:editing-duration>
    <meta:editing-cycles>1</meta:editing-cycles>
    <meta:document-statistic meta:table-count="0" meta:image-count="0" meta:object-count="0" meta:page-count="1" meta:paragraph-count="24" meta:word-count="151" meta:character-count="1261" meta:non-whitespace-character-count="1105"/>
    <meta:generator>LibreOffice/24.2.7.2$Linux_X86_64 LibreOffice_project/420$Build-2</meta:generator>
  </office:meta>
</office:document-meta>
</file>